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text-properties/>
      <style:paragraph-properties fo:text-align="center"/>
    </style:style>
    <style:style style:family="text" style:name="T42">
      <style:text-properties fo:font-size="14pt" fo:language="bg" fo:country="BG" fo:font-weight="bold"/>
    </style:style>
    <style:style style:family="text" style:name="T43">
      <style:text-properties fo:font-size="14pt" fo:font-weight="bold"/>
    </style:style>
    <style:style style:family="paragraph" style:name="P34">
      <style:text-properties/>
      <style:paragraph-properties fo:text-align="center"/>
    </style:style>
    <style:style style:family="text" style:name="T44">
      <style:text-properties fo:font-size="14pt" fo:language="bg" fo:country="BG" fo:font-weight="bold"/>
    </style:style>
    <style:style style:family="text" style:name="T45">
      <style:text-properties fo:font-size="14pt" fo:language="bg" fo:country="BG" fo:font-weight="bold"/>
    </style:style>
    <style:style style:family="paragraph" style:name="P35">
      <style:text-properties/>
      <style:paragraph-properties fo:text-align="left"/>
    </style:style>
    <style:style style:family="text" style:name="T46">
      <style:text-properties fo:font-size="14pt" fo:language="bg" fo:country="BG" fo:font-weight="bold"/>
    </style:style>
    <style:style style:family="text" style:name="T47">
      <style:text-properties fo:font-size="14pt" fo:language="bg" fo:country="BG" fo:font-weight="bold"/>
    </style:style>
    <style:style style:family="paragraph" style:name="P36">
      <style:text-properties/>
      <style:paragraph-properties fo:text-align="left"/>
    </style:style>
    <style:style style:family="text" style:name="T48">
      <style:text-properties fo:font-size="14pt" fo:language="bg" fo:country="BG" fo:font-weight="bold"/>
    </style:style>
    <style:style style:family="text" style:name="T49">
      <style:text-properties fo:font-size="14pt" fo:language="bg" fo:country="BG" fo:font-weight="bold"/>
    </style:style>
    <style:style style:parent-style-name="31" style:list-style-name="WWNum1" style:family="paragraph" style:name="P37">
      <style:text-properties/>
      <style:paragraph-properties fo:text-align="left"/>
    </style:style>
    <style:style style:family="text" style:name="T50">
      <style:text-properties fo:font-size="14pt" fo:language="bg" fo:country="BG" fo:font-weight="bold"/>
    </style:style>
    <style:style style:family="text" style:name="T51">
      <style:text-properties fo:font-size="14pt" fo:language="bg" fo:country="BG" fo:font-weight="bold"/>
    </style:style>
    <style:style style:family="text" style:name="T52">
      <style:text-properties fo:font-size="14pt" fo:language="en" fo:country="GB" fo:font-weight="bold"/>
    </style:style>
    <style:style style:family="text" style:name="T53">
      <style:text-properties fo:font-size="14pt" fo:language="bg" fo:country="BG" fo:font-weight="bold"/>
    </style:style>
    <style:style style:family="text" style:name="T54">
      <style:text-properties fo:font-size="14pt" fo:language="en" fo:country="GB" fo:font-weight="bold"/>
    </style:style>
    <style:style style:family="text" style:name="T55">
      <style:text-properties fo:font-size="14pt" fo:language="bg" fo:country="BG" fo:font-weight="bold"/>
    </style:style>
    <style:style style:family="text" style:name="T56">
      <style:text-properties fo:font-size="14pt" fo:language="bg" fo:country="BG" fo:font-weight="bold"/>
    </style:style>
    <style:style style:family="paragraph" style:name="P38">
      <style:text-properties/>
      <style:paragraph-properties fo:text-align="left" fo:margin-left="1.251cm" fo:text-indent="0cm"/>
    </style:style>
    <style:style style:family="text" style:name="T57">
      <style:text-properties fo:font-size="14pt" fo:language="bg" fo:country="BG" fo:font-weight="bold"/>
    </style:style>
    <style:style style:family="text" style:name="T58">
      <style:text-properties fo:font-size="14pt" fo:language="bg" fo:country="BG" fo:font-weight="bold"/>
    </style:style>
    <style:style style:parent-style-name="31" style:list-style-name="WWNum1" style:family="paragraph" style:name="P39">
      <style:text-properties/>
      <style:paragraph-properties fo:text-align="left"/>
    </style:style>
    <style:style style:family="text" style:name="T59">
      <style:text-properties fo:font-size="14pt" fo:language="bg" fo:country="BG" fo:font-weight="bold"/>
    </style:style>
    <style:style style:parent-style-name="174" style:family="text" style:name="T60">
      <style:text-properties fo:font-size="14pt" fo:language="bg" fo:country="BG" fo:font-weight="bold"/>
    </style:style>
    <style:style style:parent-style-name="174" style:family="text" style:name="T61">
      <style:text-properties fo:font-size="14pt" fo:language="bg" fo:country="BG" fo:font-weight="bold"/>
    </style:style>
    <style:style style:parent-style-name="174" style:family="text" style:name="T62">
      <style:text-properties fo:font-size="14pt" fo:language="bg" fo:country="BG" fo:font-weight="bold"/>
    </style:style>
    <style:style style:family="text" style:name="T63">
      <style:text-properties fo:font-size="14pt" fo:language="bg" fo:country="BG" fo:font-weight="bold"/>
    </style:style>
    <style:style style:parent-style-name="31" style:list-style-name="WWNum1" style:family="paragraph" style:name="P40">
      <style:text-properties/>
      <style:paragraph-properties fo:text-align="left"/>
    </style:style>
    <style:style style:family="text" style:name="T64">
      <style:text-properties fo:font-size="14pt" fo:language="bg" fo:country="BG" fo:font-weight="bold"/>
    </style:style>
    <style:style style:family="text" style:name="T65">
      <style:text-properties fo:font-size="14pt" fo:language="en" fo:country="GB" fo:font-weight="bold"/>
    </style:style>
    <style:style style:family="text" style:name="T66">
      <style:text-properties fo:font-size="14pt" fo:language="bg" fo:country="BG" fo:font-weight="bold"/>
    </style:style>
    <style:style style:family="text" style:name="T67">
      <style:text-properties fo:font-size="14pt" fo:language="bg" fo:country="BG" fo:font-weight="bold"/>
    </style:style>
    <style:style style:family="paragraph" style:name="P41">
      <style:text-properties/>
      <style:paragraph-properties fo:text-align="left" fo:margin-left="1.251cm" fo:text-indent="0cm"/>
    </style:style>
    <style:style style:family="text" style:name="T68">
      <style:text-properties fo:font-size="14pt" fo:language="bg" fo:country="BG" fo:font-weight="bold"/>
    </style:style>
    <style:style style:family="text" style:name="T69">
      <style:text-properties fo:font-size="14pt" fo:language="bg" fo:country="BG" fo:font-weight="bold"/>
    </style:style>
    <style:style style:parent-style-name="31" style:list-style-name="WWNum1" style:family="paragraph" style:name="P42">
      <style:text-properties/>
      <style:paragraph-properties fo:text-align="left"/>
    </style:style>
    <style:style style:family="text" style:name="T70">
      <style:text-properties fo:font-size="14pt" fo:language="bg" fo:country="BG" fo:font-weight="bold"/>
    </style:style>
    <style:style style:family="text" style:name="T71">
      <style:text-properties fo:font-size="14pt" fo:language="bg" fo:country="BG" fo:font-weight="bold"/>
    </style:style>
    <style:style style:family="text" style:name="T72">
      <style:text-properties fo:font-size="14pt" fo:language="en" fo:country="GB" fo:font-weight="bold"/>
    </style:style>
    <style:style style:family="text" style:name="T73">
      <style:text-properties fo:font-size="14pt" fo:language="bg" fo:country="BG" fo:font-weight="bold"/>
    </style:style>
    <style:style style:family="text" style:name="T74">
      <style:text-properties fo:font-size="14pt" fo:language="bg" fo:country="BG" fo:font-weight="bold"/>
    </style:style>
    <style:style style:family="paragraph" style:name="P43">
      <style:text-properties/>
      <style:paragraph-properties fo:text-align="left" fo:margin-left="1.251cm" fo:text-indent="0cm"/>
    </style:style>
    <style:style style:family="text" style:name="T75">
      <style:text-properties fo:font-size="14pt" fo:language="bg" fo:country="BG" fo:font-weight="bold"/>
    </style:style>
    <style:style style:family="text" style:name="T76">
      <style:text-properties fo:font-size="14pt" fo:language="bg" fo:country="BG" fo:font-weight="bold"/>
    </style:style>
    <style:style style:parent-style-name="31" style:list-style-name="WWNum1" style:family="paragraph" style:name="P44">
      <style:text-properties/>
      <style:paragraph-properties fo:text-align="left"/>
    </style:style>
    <style:style style:family="text" style:name="T77">
      <style:text-properties fo:font-size="14pt" fo:language="bg" fo:country="BG" fo:font-weight="bold"/>
    </style:style>
    <style:style style:family="text" style:name="T78">
      <style:text-properties fo:font-size="14pt" fo:language="bg" fo:country="BG" fo:font-weight="bold"/>
    </style:style>
    <style:style style:parent-style-name="174" style:family="text" style:name="T79">
      <style:text-properties fo:font-size="14pt" fo:language="bg" fo:country="BG" fo:font-weight="bold"/>
    </style:style>
    <style:style style:parent-style-name="174" style:family="text" style:name="T80">
      <style:text-properties fo:font-size="14pt" fo:language="en" fo:country="GB" fo:font-weight="bold"/>
    </style:style>
    <style:style style:family="text" style:name="T81">
      <style:text-properties fo:font-size="14pt" fo:language="en" fo:country="GB" fo:font-weight="bold"/>
    </style:style>
    <style:style style:family="text" style:name="T82">
      <style:text-properties fo:font-size="14pt" fo:language="bg" fo:country="BG" fo:font-weight="bold"/>
    </style:style>
    <style:style style:family="text" style:name="T83">
      <style:text-properties fo:font-size="14pt" fo:language="en" fo:country="GB" fo:font-weight="bold"/>
    </style:style>
    <style:style style:family="text" style:name="T84">
      <style:text-properties fo:font-size="14pt" fo:language="bg" fo:country="BG" fo:font-weight="bold"/>
    </style:style>
    <style:style style:family="text" style:name="T85">
      <style:text-properties fo:font-size="14pt" fo:language="bg" fo:country="BG" fo:font-weight="bold"/>
    </style:style>
    <style:style style:family="text" style:name="T86">
      <style:text-properties fo:font-size="14pt" fo:language="bg" fo:country="BG" fo:font-weight="bold"/>
    </style:style>
    <style:style style:family="text" style:name="T87">
      <style:text-properties fo:font-size="14pt" fo:language="bg" fo:country="BG" fo:font-weight="bold"/>
    </style:style>
    <style:style style:family="text" style:name="T88">
      <style:text-properties fo:font-size="14pt" fo:language="bg" fo:country="BG" fo:font-weight="bold"/>
    </style:style>
    <style:style style:family="text" style:name="T89">
      <style:text-properties fo:font-size="14pt" fo:language="bg" fo:country="BG" fo:font-weight="bold"/>
    </style:style>
    <style:style style:family="text" style:name="T90">
      <style:text-properties fo:font-size="14pt" fo:language="bg" fo:country="BG" fo:font-weight="bold"/>
    </style:style>
    <style:style style:parent-style-name="31" style:list-style-name="WWNum1" style:family="paragraph" style:name="P45">
      <style:text-properties/>
      <style:paragraph-properties fo:text-align="left"/>
    </style:style>
    <style:style style:family="text" style:name="T91">
      <style:text-properties fo:font-size="14pt" fo:language="bg" fo:country="BG" fo:font-weight="bold"/>
    </style:style>
    <style:style style:family="text" style:name="T92">
      <style:text-properties fo:font-size="14pt" fo:language="en" fo:country="GB" fo:font-weight="bold"/>
    </style:style>
    <style:style style:family="text" style:name="T93">
      <style:text-properties fo:font-size="14pt" fo:language="bg" fo:country="BG" fo:font-weight="bold"/>
    </style:style>
    <style:style style:family="text" style:name="T94">
      <style:text-properties fo:font-size="14pt" fo:language="bg" fo:country="BG" fo:font-weight="bold"/>
    </style:style>
    <style:style style:family="text" style:name="T95">
      <style:text-properties fo:font-size="14pt" fo:language="bg" fo:country="BG" fo:font-weight="bold"/>
    </style:style>
    <style:style style:family="paragraph" style:name="P46">
      <style:text-properties/>
      <style:paragraph-properties fo:text-align="left" fo:margin-left="1.251cm" fo:text-indent="0cm"/>
    </style:style>
    <style:style style:family="text" style:name="T96">
      <style:text-properties fo:font-size="14pt" fo:language="bg" fo:country="BG" fo:font-weight="bold"/>
    </style:style>
    <style:style style:family="text" style:name="T97">
      <style:text-properties fo:font-size="14pt" fo:language="bg" fo:country="BG" fo:font-weight="bold"/>
    </style:style>
    <style:style style:parent-style-name="31" style:list-style-name="WWNum1" style:family="paragraph" style:name="P47">
      <style:text-properties/>
      <style:paragraph-properties fo:text-align="left"/>
    </style:style>
    <style:style style:family="text" style:name="T98">
      <style:text-properties fo:font-size="14pt" fo:language="bg" fo:country="BG" fo:font-weight="bold"/>
    </style:style>
    <style:style style:family="text" style:name="T99">
      <style:text-properties fo:font-size="14pt" fo:language="bg" fo:country="BG" fo:font-weight="bold"/>
    </style:style>
    <style:style style:family="text" style:name="T100">
      <style:text-properties fo:font-size="14pt" fo:language="bg" fo:country="BG" fo:font-weight="bold"/>
    </style:style>
    <style:style style:family="text" style:name="T101">
      <style:text-properties fo:font-size="14pt" fo:language="en" fo:country="GB" fo:font-weight="bold"/>
    </style:style>
    <style:style style:family="text" style:name="T102">
      <style:text-properties fo:font-size="14pt" fo:language="bg" fo:country="BG" fo:font-weight="bold"/>
    </style:style>
    <style:style style:family="text" style:name="T103">
      <style:text-properties fo:font-size="14pt" fo:language="bg" fo:country="BG" fo:font-weight="bold"/>
    </style:style>
    <style:style style:family="paragraph" style:name="P48">
      <style:text-properties/>
      <style:paragraph-properties fo:text-align="left" fo:margin-left="1.251cm" fo:text-indent="0cm"/>
    </style:style>
    <style:style style:family="text" style:name="T104">
      <style:text-properties fo:font-size="14pt" fo:language="bg" fo:country="BG" fo:font-weight="bold"/>
    </style:style>
    <style:style style:family="text" style:name="T105">
      <style:text-properties fo:font-size="14pt" fo:language="bg" fo:country="BG" fo:font-weight="bold"/>
    </style:style>
    <style:style style:parent-style-name="31" style:list-style-name="WWNum1" style:family="paragraph" style:name="P49">
      <style:text-properties/>
      <style:paragraph-properties fo:text-align="left"/>
    </style:style>
    <style:style style:family="text" style:name="T106">
      <style:text-properties fo:font-size="14pt" fo:language="bg" fo:country="BG" fo:font-weight="bold"/>
    </style:style>
    <style:style style:family="text" style:name="T107">
      <style:text-properties fo:font-size="14pt" fo:language="en" fo:country="GB" fo:font-weight="bold"/>
    </style:style>
    <style:style style:family="text" style:name="T108">
      <style:text-properties fo:font-size="14pt" fo:language="bg" fo:country="BG" fo:font-weight="bold"/>
    </style:style>
    <style:style style:family="text" style:name="T109">
      <style:text-properties fo:font-size="14pt" fo:language="en" fo:country="GB" fo:font-weight="bold"/>
    </style:style>
    <style:style style:family="text" style:name="T110">
      <style:text-properties fo:font-size="14pt" fo:language="bg" fo:country="BG" fo:font-weight="bold"/>
    </style:style>
    <style:style style:family="text" style:name="T111">
      <style:text-properties fo:font-size="14pt" fo:language="bg" fo:country="BG" fo:font-weight="bold"/>
    </style:style>
    <style:style style:parent-style-name="174" style:family="text" style:name="T112">
      <style:text-properties fo:font-size="14pt" fo:language="bg" fo:country="BG" fo:font-weight="bold"/>
    </style:style>
    <style:style style:parent-style-name="174" style:family="text" style:name="T113">
      <style:text-properties fo:font-size="14pt" fo:language="bg" fo:country="BG" fo:font-weight="bold"/>
    </style:style>
    <style:style style:parent-style-name="174" style:family="text" style:name="T114">
      <style:text-properties fo:font-size="14pt" fo:language="bg" fo:country="BG" fo:font-weight="bold"/>
    </style:style>
    <style:style style:family="text" style:name="T115">
      <style:text-properties fo:font-size="14pt" fo:language="bg" fo:country="BG" fo:font-weight="bold"/>
    </style:style>
    <style:style style:family="text" style:name="T116">
      <style:text-properties fo:font-size="14pt" fo:language="bg" fo:country="BG" fo:font-weight="bold"/>
    </style:style>
    <style:style style:family="text" style:name="T117">
      <style:text-properties fo:font-size="14pt" fo:language="bg" fo:country="BG" fo:font-weight="bold"/>
    </style:style>
    <style:style style:family="text" style:name="T118">
      <style:text-properties fo:font-size="14pt" fo:language="bg" fo:country="BG" fo:font-weight="bold"/>
    </style:style>
    <style:style style:family="paragraph" style:name="P50">
      <style:text-properties/>
      <style:paragraph-properties fo:text-align="left" fo:margin-left="1.251cm" fo:text-indent="0cm"/>
    </style:style>
    <style:style style:family="text" style:name="T119">
      <style:text-properties fo:font-size="14pt" fo:language="bg" fo:country="BG" fo:font-weight="bold"/>
    </style:style>
    <style:style style:family="text" style:name="T120">
      <style:text-properties fo:font-size="14pt" fo:language="bg" fo:country="BG" fo:font-weight="bold"/>
    </style:style>
    <style:style style:parent-style-name="31" style:list-style-name="WWNum1" style:family="paragraph" style:name="P51">
      <style:text-properties/>
      <style:paragraph-properties fo:text-align="left"/>
    </style:style>
    <style:style style:family="text" style:name="T121">
      <style:text-properties fo:font-size="14pt" fo:language="bg" fo:country="BG" fo:font-weight="bold"/>
    </style:style>
    <style:style style:family="text" style:name="T122">
      <style:text-properties fo:font-size="14pt" fo:language="bg" fo:country="BG" fo:font-weight="bold"/>
    </style:style>
    <style:style style:family="text" style:name="T123">
      <style:text-properties fo:font-size="14pt" fo:language="bg" fo:country="BG" fo:font-weight="bold"/>
    </style:style>
    <style:style style:family="text" style:name="T124">
      <style:text-properties fo:font-size="14pt" fo:language="en" fo:country="GB" fo:font-weight="bold"/>
    </style:style>
    <style:style style:family="text" style:name="T125">
      <style:text-properties fo:font-size="14pt" fo:language="en" fo:country="GB" fo:font-weight="bold"/>
    </style:style>
    <style:style style:family="text" style:name="T126">
      <style:text-properties fo:font-size="14pt" fo:language="bg" fo:country="BG" fo:font-weight="bold"/>
    </style:style>
    <style:style style:family="text" style:name="T127">
      <style:text-properties fo:font-size="14pt" fo:language="bg" fo:country="BG" fo:font-weight="bold"/>
    </style:style>
    <style:style style:family="text" style:name="T128">
      <style:text-properties fo:font-size="14pt" fo:language="bg" fo:country="BG" fo:font-weight="bold"/>
    </style:style>
    <style:style style:family="text" style:name="T129">
      <style:text-properties fo:font-size="14pt" fo:language="bg" fo:country="BG" fo:font-weight="bold"/>
    </style:style>
    <style:style style:family="text" style:name="T130">
      <style:text-properties fo:font-size="14pt" fo:language="bg" fo:country="BG" fo:font-weight="bold"/>
    </style:style>
    <style:style style:family="text" style:name="T131">
      <style:text-properties fo:font-size="14pt" fo:language="bg" fo:country="BG" fo:font-weight="bold"/>
    </style:style>
    <style:style style:family="text" style:name="T132">
      <style:text-properties fo:font-size="14pt" fo:language="bg" fo:country="BG" fo:font-weight="bold"/>
    </style:style>
    <style:style style:family="text" style:name="T133">
      <style:text-properties fo:font-size="14pt" fo:language="bg" fo:country="BG" fo:font-weight="bold"/>
    </style:style>
    <style:style style:family="text" style:name="T134">
      <style:text-properties fo:font-size="14pt" fo:language="bg" fo:country="BG" fo:font-weight="bold"/>
    </style:style>
    <style:style style:family="text" style:name="T135">
      <style:text-properties fo:font-size="14pt" fo:language="bg" fo:country="BG" fo:font-weight="bold"/>
    </style:style>
    <style:style style:family="text" style:name="T136">
      <style:text-properties fo:font-size="14pt" fo:language="bg" fo:country="BG" fo:font-weight="bold"/>
    </style:style>
    <style:style style:family="text" style:name="T137">
      <style:text-properties fo:font-size="14pt" fo:language="bg" fo:country="BG" fo:font-weight="bold"/>
    </style:style>
    <style:style style:family="text" style:name="T138">
      <style:text-properties fo:font-size="14pt" fo:language="bg" fo:country="BG" fo:font-weight="bold"/>
    </style:style>
    <style:style style:family="text" style:name="T139">
      <style:text-properties fo:font-size="14pt" fo:language="bg" fo:country="BG" fo:font-weight="bold"/>
    </style:style>
    <style:style style:family="text" style:name="T140">
      <style:text-properties fo:font-size="14pt" fo:language="bg" fo:country="BG" fo:font-weight="bold"/>
    </style:style>
    <style:style style:family="text" style:name="T141">
      <style:text-properties fo:font-size="14pt" fo:language="bg" fo:country="BG" fo:font-weight="bold"/>
    </style:style>
    <style:style style:family="text" style:name="T142">
      <style:text-properties fo:font-size="14pt" fo:language="bg" fo:country="BG" fo:font-weight="bold"/>
    </style:style>
    <style:style style:family="paragraph" style:name="P52">
      <style:text-properties/>
      <style:paragraph-properties fo:text-align="left" fo:margin-left="0cm" fo:text-indent="0cm"/>
    </style:style>
    <style:style style:family="text" style:name="T143">
      <style:text-properties fo:font-size="14pt" fo:language="bg" fo:country="BG" fo:font-weight="bold"/>
    </style:style>
    <style:style style:family="text" style:name="T144">
      <style:text-properties fo:font-size="14pt" fo:language="bg" fo:country="BG" fo:font-weight="bold"/>
    </style:style>
    <style:style style:parent-style-name="31" style:list-style-name="WWNum1" style:family="paragraph" style:name="P53">
      <style:text-properties/>
      <style:paragraph-properties fo:text-align="left"/>
    </style:style>
    <style:style style:family="text" style:name="T145">
      <style:text-properties fo:font-size="14pt" fo:language="bg" fo:country="BG" fo:font-weight="bold"/>
    </style:style>
    <style:style style:family="text" style:name="T146">
      <style:text-properties fo:font-size="14pt" fo:language="bg" fo:country="BG" fo:font-weight="bold"/>
    </style:style>
    <style:style style:family="text" style:name="T147">
      <style:text-properties fo:font-size="14pt" fo:language="bg" fo:country="BG" fo:font-weight="bold"/>
    </style:style>
    <style:style style:family="text" style:name="T148">
      <style:text-properties fo:font-size="14pt" fo:language="bg" fo:country="BG" fo:font-weight="bold"/>
    </style:style>
    <style:style style:family="paragraph" style:name="P54">
      <style:text-properties/>
      <style:paragraph-properties fo:text-align="left" fo:margin-left="1.251cm" fo:text-indent="0cm"/>
    </style:style>
    <style:style style:family="text" style:name="T149">
      <style:text-properties fo:font-size="14pt" fo:language="bg" fo:country="BG" fo:font-weight="bold"/>
    </style:style>
    <style:style style:family="text" style:name="T150">
      <style:text-properties fo:font-size="14pt" fo:language="bg" fo:country="BG" fo:font-weight="bold"/>
    </style:style>
    <style:style style:parent-style-name="31" style:list-style-name="WWNum1" style:family="paragraph" style:name="P55">
      <style:text-properties/>
      <style:paragraph-properties fo:text-align="left"/>
    </style:style>
    <style:style style:family="text" style:name="T151">
      <style:text-properties fo:font-size="14pt" fo:language="bg" fo:country="BG" fo:font-weight="bold"/>
    </style:style>
    <style:style style:family="text" style:name="T152">
      <style:text-properties fo:font-size="14pt" fo:language="en" fo:country="GB" fo:font-weight="bold"/>
    </style:style>
    <style:style style:family="text" style:name="T153">
      <style:text-properties fo:font-size="14pt" fo:language="bg" fo:country="BG" fo:font-weight="bold"/>
    </style:style>
    <style:style style:family="text" style:name="T154">
      <style:text-properties fo:font-size="14pt" fo:language="en" fo:country="GB" fo:font-weight="bold"/>
    </style:style>
    <style:style style:family="text" style:name="T155">
      <style:text-properties fo:font-size="14pt" fo:language="bg" fo:country="BG" fo:font-weight="bold"/>
    </style:style>
    <style:style style:family="text" style:name="T156">
      <style:text-properties fo:font-size="14pt" fo:language="bg" fo:country="BG" fo:font-weight="bold"/>
    </style:style>
    <style:style style:family="text" style:name="T157">
      <style:text-properties fo:font-size="14pt" fo:language="bg" fo:country="BG" fo:font-weight="bold"/>
    </style:style>
    <style:style style:family="text" style:name="T158">
      <style:text-properties fo:font-size="14pt" fo:language="bg" fo:country="BG" fo:font-weight="bold"/>
    </style:style>
    <style:style style:family="text" style:name="T159">
      <style:text-properties fo:font-size="14pt" fo:language="bg" fo:country="BG" fo:font-weight="bold"/>
    </style:style>
    <style:style style:family="text" style:name="T160">
      <style:text-properties fo:font-size="14pt" fo:language="bg" fo:country="BG" fo:font-weight="bold"/>
    </style:style>
    <style:style style:family="text" style:name="T161">
      <style:text-properties fo:font-size="14pt" fo:language="bg" fo:country="BG" fo:font-weight="bold"/>
    </style:style>
    <style:style style:family="paragraph" style:name="P56">
      <style:text-properties/>
      <style:paragraph-properties fo:text-align="left" fo:margin-left="1.251cm" fo:text-indent="0cm"/>
    </style:style>
    <style:style style:family="text" style:name="T162">
      <style:text-properties fo:font-size="14pt" fo:language="bg" fo:country="BG" fo:font-weight="bold"/>
    </style:style>
    <style:style style:family="text" style:name="T163">
      <style:text-properties fo:font-size="14pt" fo:language="bg" fo:country="BG" fo:font-weight="bold"/>
    </style:style>
    <style:style style:parent-style-name="31" style:list-style-name="WWNum1" style:family="paragraph" style:name="P57">
      <style:text-properties/>
      <style:paragraph-properties fo:text-align="left"/>
    </style:style>
    <style:style style:family="text" style:name="T164">
      <style:text-properties fo:font-size="14pt" fo:language="bg" fo:country="BG" fo:font-weight="bold"/>
    </style:style>
    <style:style style:family="text" style:name="T165">
      <style:text-properties fo:font-size="14pt" fo:language="en" fo:country="GB" fo:font-weight="bold"/>
    </style:style>
    <style:style style:family="text" style:name="T166">
      <style:text-properties fo:font-size="14pt" fo:language="bg" fo:country="BG" fo:font-weight="bold"/>
    </style:style>
    <style:style style:family="text" style:name="T167">
      <style:text-properties fo:font-size="14pt" fo:language="bg" fo:country="BG" fo:font-weight="bold"/>
    </style:style>
    <style:style style:parent-style-name="31" style:list-style-name="WWNum1" style:family="paragraph" style:name="P58">
      <style:text-properties/>
      <style:paragraph-properties fo:text-align="left"/>
    </style:style>
    <style:style style:family="text" style:name="T168">
      <style:text-properties fo:font-size="14pt" fo:language="bg" fo:country="BG" fo:font-weight="bold"/>
    </style:style>
    <style:style style:family="text" style:name="T169">
      <style:text-properties fo:font-size="14pt" fo:language="en" fo:country="GB" fo:font-weight="bold"/>
    </style:style>
    <style:style style:family="text" style:name="T170">
      <style:text-properties fo:font-size="14pt" fo:language="bg" fo:country="BG" fo:font-weight="bold"/>
    </style:style>
    <style:style style:parent-style-name="31" style:list-style-name="WWNum1" style:family="paragraph" style:name="P59">
      <style:text-properties/>
      <style:paragraph-properties fo:text-align="left"/>
    </style:style>
    <style:style style:family="text" style:name="T171">
      <style:text-properties fo:font-size="14pt" fo:language="bg" fo:country="BG" fo:font-weight="bold"/>
    </style:style>
    <style:style style:family="text" style:name="T172">
      <style:text-properties fo:font-size="14pt" fo:language="en" fo:country="GB" fo:font-weight="bold"/>
    </style:style>
    <style:style style:family="text" style:name="T173">
      <style:text-properties fo:font-size="14pt" fo:language="bg" fo:country="BG" fo:font-weight="bold"/>
    </style:style>
    <style:style style:family="text" style:name="T174">
      <style:text-properties fo:font-size="14pt" fo:language="en" fo:country="GB" fo:font-weight="bold"/>
    </style:style>
    <style:style style:family="text" style:name="T175">
      <style:text-properties fo:font-size="14pt" fo:language="bg" fo:country="BG" fo:font-weight="bold"/>
    </style:style>
    <style:style style:family="text" style:name="T176">
      <style:text-properties fo:font-size="14pt" fo:language="en" fo:country="GB" fo:font-weight="bold"/>
    </style:style>
    <style:style style:family="text" style:name="T177">
      <style:text-properties fo:font-size="14pt" fo:language="bg" fo:country="BG" fo:font-weight="bold"/>
    </style:style>
    <style:style style:family="text" style:name="T178">
      <style:text-properties fo:font-size="14pt" fo:language="en" fo:country="GB" fo:font-weight="bold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79">
      <style:text-properties fo:font-size="14pt" fo:language="en" fo:country="GB" fo:font-weight="bold"/>
    </style:style>
    <style:style style:family="text" style:name="T180">
      <style:text-properties fo:font-size="14pt" fo:language="bg" fo:country="BG" fo:font-weight="bold"/>
    </style:style>
    <style:style style:family="paragraph" style:name="P60">
      <style:text-properties/>
      <style:paragraph-properties fo:text-align="left" fo:margin-left="1.251cm" fo:text-indent="0cm"/>
    </style:style>
    <style:style style:family="text" style:name="T181">
      <style:text-properties fo:font-size="14pt" fo:language="bg" fo:country="BG" fo:font-weight="bold"/>
    </style:style>
    <style:style style:family="text" style:name="T182">
      <style:text-properties fo:font-size="14pt" fo:language="bg" fo:country="BG" fo:font-weight="bold"/>
    </style:style>
    <style:style style:parent-style-name="31" style:list-style-name="WWNum1" style:family="paragraph" style:name="P61">
      <style:text-properties/>
      <style:paragraph-properties fo:text-align="left"/>
    </style:style>
    <style:style style:family="text" style:name="T183">
      <style:text-properties fo:font-size="14pt" fo:language="bg" fo:country="BG" fo:font-weight="bold"/>
    </style:style>
    <style:style style:family="text" style:name="T184">
      <style:text-properties fo:font-size="14pt" fo:language="en" fo:country="GB" fo:font-weight="bold"/>
    </style:style>
    <style:style style:family="text" style:name="T185">
      <style:text-properties fo:font-size="14pt" fo:language="bg" fo:country="BG" fo:font-weight="bold"/>
    </style:style>
    <style:style style:parent-style-name="31" style:list-style-name="WWNum1" style:family="paragraph" style:name="P62">
      <style:text-properties/>
      <style:paragraph-properties fo:text-align="left"/>
    </style:style>
    <style:style style:family="text" style:name="T186">
      <style:text-properties fo:font-size="14pt" fo:language="bg" fo:country="BG" fo:font-weight="bold"/>
    </style:style>
    <style:style style:family="text" style:name="T187">
      <style:text-properties fo:font-size="14pt" fo:language="bg" fo:country="BG" fo:font-weight="bold"/>
    </style:style>
    <style:style style:family="paragraph" style:name="P63">
      <style:text-properties/>
      <style:paragraph-properties fo:text-align="left" fo:margin-left="1.251cm" fo:text-indent="0cm"/>
    </style:style>
    <style:style style:family="text" style:name="T188">
      <style:text-properties fo:font-size="14pt" fo:language="bg" fo:country="BG" fo:font-weight="bold"/>
    </style:style>
    <style:style style:family="text" style:name="T189">
      <style:text-properties fo:font-size="14pt" fo:language="bg" fo:country="BG" fo:font-weight="bold"/>
    </style:style>
  </office:automatic-styles>
  <office:body>
    <office:text text:use-soft-page-breaks="true">
      <text:p text:style-name="P33"><text:span text:style-name="T42">Упр. 1 – Въведение и настройка на работната среда</text:span><text:span text:style-name="T43"/></text:p>
      <text:p text:style-name="P34"><text:span text:style-name="T44">==========================================================</text:span><text:span text:style-name="T45"/></text:p>
      <text:p text:style-name="P35"><text:span text:style-name="T46"/><text:span text:style-name="T47"/></text:p>
      <text:p text:style-name="P36"><text:span text:style-name="T48">Настройка:</text:span><text:span text:style-name="T49"/></text:p>
      <text:list text:style-name="WWNum1" text:continue-numbering="true">
        <text:list-item>
          <text:p text:style-name="P37"><text:span text:style-name="T50">Свържете </text:span><text:span text:style-name="T51">ардуиното с компютъра с помощта на m</text:span><text:span text:style-name="T52">icro USB </text:span><text:span text:style-name="T53">към</text:span><text:span text:style-name="T54"> USB </text:span><text:span text:style-name="T55">кабела</text:span><text:span text:style-name="T56"/></text:p>
        </text:list-item>
      </text:list>
      <text:p text:style-name="P38"><text:span text:style-name="T57"/><text:span text:style-name="T58"/></text:p>
      <text:list text:style-name="WWNum1" text:continue-numbering="true">
        <text:list-item>
          <text:p text:style-name="P39"><text:span text:style-name="T59">Изтеглете драйвърите от: </text:span><text:a xlink:href="https://www.silabs.com/documents/public/software/CP210x_Windows_Drivers.zip" xlink:type="simple"><text:span text:style-name="T60">https://www.silabs.com/documents/public/software/CP210x_Windows_Drivers.zip</text:span><text:span text:style-name="T61"/><text:span text:style-name="T62"><text:line-break/></text:span></text:a><text:span text:style-name="T63"/></text:p>
        </text:list-item>
        <text:list-item>
          <text:p text:style-name="P40"><text:span text:style-name="T64">Разархивирайте </text:span><text:span text:style-name="T65">zip </text:span><text:span text:style-name="T66">файла в отделна папка</text:span><text:span text:style-name="T67"/></text:p>
        </text:list-item>
      </text:list>
      <text:p text:style-name="P41"><text:span text:style-name="T68"/><text:span text:style-name="T69"/></text:p>
      <text:list text:style-name="WWNum1" text:continue-numbering="true">
        <text:list-item>
          <text:p text:style-name="P42"><text:span text:style-name="T70">Инсталирайте драйвърите от </text:span><text:span text:style-name="T71">CP210xVCPInstaller_x64</text:span><text:span text:style-name="T72">.exe </text:span><text:span text:style-name="T73">файлът.</text:span><text:span text:style-name="T74"/></text:p>
        </text:list-item>
      </text:list>
      <text:p text:style-name="P43"><text:span text:style-name="T75"/><text:span text:style-name="T76"/></text:p>
      <text:list text:style-name="WWNum1" text:continue-numbering="true">
        <text:list-item>
          <text:p text:style-name="P44"><text:span text:style-name="T77">Изтеглете ардуино студиото от </text:span><text:span text:style-name="T78"/><text:a xlink:href="https://www.arduino.cc/en/software" xlink:type="simple"><text:span text:style-name="T79">https://www.arduino.cc/en/software</text:span><text:span text:style-name="T80"/></text:a><text:span text:style-name="T81"><text:s/></text:span><text:span text:style-name="T82">за</text:span><text:span text:style-name="T83"> Windows.<text:line-break/></text:span><text:span text:style-name="T84"/><text:span text:style-name="T85"/><text:span text:style-name="T86"/><text:span text:style-name="T87"/><text:span text:style-name="T88"/><text:span text:style-name="T89"/><text:span text:style-name="T90"/></text:p>
        </text:list-item>
        <text:list-item>
          <text:p text:style-name="P45"><text:span text:style-name="T91">Разархивирайте </text:span><text:span text:style-name="T92">zip </text:span><text:span text:style-name="T93">файла </text:span><text:span text:style-name="T94">в отделна папка</text:span><text:span text:style-name="T95"/></text:p>
        </text:list-item>
      </text:list>
      <text:p text:style-name="P46"><text:span text:style-name="T96"/><text:span text:style-name="T97"/></text:p>
      <text:list text:style-name="WWNum1" text:continue-numbering="true">
        <text:list-item>
          <text:p text:style-name="P47"><text:span text:style-name="T98">Отворете програмата от </text:span><text:span text:style-name="T99">Arduino IDE</text:span><text:span text:style-name="T100">.</text:span><text:span text:style-name="T101">exe</text:span><text:span text:style-name="T102"> (препоръчително създайте и пряк път на десктопа)</text:span><text:span text:style-name="T103"/></text:p>
        </text:list-item>
      </text:list>
      <text:p text:style-name="P48"><text:span text:style-name="T104"/><text:span text:style-name="T105"/></text:p>
      <text:list text:style-name="WWNum1" text:continue-numbering="true">
        <text:list-item>
          <text:p text:style-name="P49"><text:span text:style-name="T106">Отидете на </text:span><text:span text:style-name="T107">File &gt; Preferences </text:span><text:span text:style-name="T108">и в </text:span><text:span text:style-name="T109">Additional board manager URLs </text:span><text:span text:style-name="T110">поставете следният линк: </text:span><text:span text:style-name="T111"/><text:a xlink:href="https://raw.githubusercontent.com/Seeed-Studio/Seeed_Platform/master/package_legacy_seeeduino_boards_index.json" xlink:type="simple"><text:span text:style-name="T112">https://raw.githubusercontent.com/Seeed-Studio/Seeed_Platform/master/package_legacy_seeeduino_boards_index.json</text:span><text:span text:style-name="T113"/><text:span text:style-name="T114"/></text:a><text:span text:style-name="T115"/><text:span text:style-name="T116"/><text:span text:style-name="T117"/><text:span text:style-name="T118"/></text:p>
        </text:list-item>
      </text:list>
      <text:p text:style-name="P50"><text:span text:style-name="T119"/><text:span text:style-name="T120"/></text:p>
      <text:list text:style-name="WWNum1" text:continue-numbering="true">
        <text:list-item>
          <text:p text:style-name="P51"><text:span text:style-name="T121">Отидете на </text:span><text:span text:style-name="T122">Toos &gt; Board &gt; Board Manager</text:span><text:span text:style-name="T123"> и потърсете </text:span><text:span text:style-name="T124">“</text:span><text:span text:style-name="T125">Lotus” </text:span><text:span text:style-name="T126">в търсачкат</text:span><text:span text:style-name="T127">а.</text:span><text:span text:style-name="T128"/><text:span text:style-name="T129"/><text:span text:style-name="T130"/><text:span text:style-name="T131"/><text:span text:style-name="T132"/><text:span text:style-name="T133"/><text:span text:style-name="T134"/><text:span text:style-name="T135"/><text:span text:style-name="T136"/><text:span text:style-name="T137"/><text:span text:style-name="T138"/><text:span text:style-name="T139"/><text:span text:style-name="T140"/><text:span text:style-name="T141"/><text:span text:style-name="T142"/></text:p>
        </text:list-item>
      </text:list>
      <text:p text:style-name="P52"><text:span text:style-name="T143"/><text:span text:style-name="T144"/></text:p>
      <text:list text:style-name="WWNum1" text:continue-numbering="true">
        <text:list-item>
          <text:p text:style-name="P53"><text:span text:style-name="T145"/><text:span text:style-name="T146">Изберете Seeeduino Lotus</text:span><text:span text:style-name="T147"/><text:span text:style-name="T148"/></text:p>
        </text:list-item>
      </text:list>
      <text:p text:style-name="P54"><text:span text:style-name="T149"/><text:span text:style-name="T150"/></text:p>
      <text:list text:style-name="WWNum1" text:continue-numbering="true">
        <text:list-item>
          <text:p text:style-name="P55"><text:span text:style-name="T151">Отидете на </text:span><text:span text:style-name="T152">Tools &gt; Port </text:span><text:span text:style-name="T153">и изберете </text:span><text:span text:style-name="T154">COM3</text:span><text:span text:style-name="T155"/><text:span text:style-name="T156"/><text:span text:style-name="T157"/><text:span text:style-name="T158"/><text:span text:style-name="T159"/><text:span text:style-name="T160"/><text:span text:style-name="T161"/></text:p>
        </text:list-item>
      </text:list>
      <text:p text:style-name="P56"><text:span text:style-name="T162"/><text:span text:style-name="T163"/></text:p>
      <text:list text:style-name="WWNum1" text:continue-numbering="true">
        <text:list-item>
          <text:p text:style-name="P57"><text:span text:style-name="T164">Огледайте ардуиното. Би трябвало само </text:span><text:span text:style-name="T165">pwd </text:span><text:span text:style-name="T166">светодиодът да свети</text:span><text:span text:style-name="T167"/></text:p>
        </text:list-item>
        <text:list-item>
          <text:p text:style-name="P58"><text:span text:style-name="T168">Отидете на </text:span><text:span text:style-name="T169">File &gt; Examples &gt; 01.Basics &gt; Blink</text:span><text:span text:style-name="T170"/></text:p>
        </text:list-item>
        <text:list-item>
          <text:p text:style-name="P59"><text:span text:style-name="T171">Отидете на<text:s text:c="2"/></text:span><text:span text:style-name="T172">Select Board </text:span><text:span text:style-name="T173">и изберете вашата платка (</text:span><text:span text:style-name="T174">lotus)</text:span><text:span text:style-name="T175">,</text:span><text:span text:style-name="T176"><text:s/></text:span><text:span text:style-name="T177">заедно с порта </text:span><text:span text:style-name="T178">COM3.</text:span><text:span/><draw:frame draw:style-name="gr3" text:anchor-type="as-char" svg:width="14.82cm" svg:height="1.138cm" svg:x="0cm" svg:y="0cm"><draw:image xlink:href="Pictures/image1.png" xlink:type="simple" xlink:show="embed" xlink:actuate="onLoad"/></draw:frame><text:span text:style-name="T179"/><text:span text:style-name="T180"/></text:p>
        </text:list-item>
      </text:list>
      <text:p text:style-name="P60"><text:span text:style-name="T181"/><text:span text:style-name="T182"/></text:p>
      <text:list text:style-name="WWNum1" text:continue-numbering="true">
        <text:list-item>
          <text:p text:style-name="P61"><text:span text:style-name="T183"> на </text:span><text:span text:style-name="T184">Sketch &gt; Upload</text:span><text:span text:style-name="T185"/></text:p>
        </text:list-item>
        <text:list-item>
          <text:p text:style-name="P62"><text:span text:style-name="T186">Ако започне да премигва и втори светодиод значи сте изпълнили настройката успешно.<text:line-break/></text:span><text:span text:style-name="T187"/></text:p>
        </text:list-item>
      </text:list>
      <text:p text:style-name="P63"><text:span text:style-name="T188"/><text:span text:style-name="T18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text-properties/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10" style:display-name="Caption" style:family="paragraph" style:name="46">
      <style:text-properties fo:color="#4f81bd" fo:font-size="9pt" fo:font-weight="bold"/>
      <style:paragraph-properties fo:line-height="115%"/>
    </style:style>
    <style:style style:parent-style-name="46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efault Paragraph Font" style:family="text" style:name="616">
      <style:paragraph-properties/>
    </style:style>
    <style:style style:class="default" style:display-name="Normal" style:family="paragraph" style:name="61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number text:level="1" text:style-name="T1" style:num-format="1" style:num-suffix=")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)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landscape" fo:margin-top="2cm" fo:margin-bottom="1.251cm" fo:margin-left="3.001cm" fo:margin-right="1.499cm"/>
    </style:page-layout>
    <style:page-layout style:name="Mpm2">
      <style:page-layout-properties fo:page-width="21cm" fo:page-height="29.7cm" style:print-orientation="landscape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